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9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62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39cm" svg:height="0.763cm" svg:x="16.256cm" svg:y="2.286cm">
          <draw:text-box>
            <text:p text:style-name="P2"><text:span text:style-name="T1">Tod</text:span></text:p>
          </draw:text-box>
        </draw:frame>
        <draw:frame draw:style-name="gr4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5" draw:layer="layout" svg:width="2.077cm" svg:height="0.763cm" svg:x="5.189cm" svg:y="2.286cm">
          <draw:text-box>
            <text:p><text:span text:style-name="T1">Bennett</text:span></text:p>
          </draw:text-box>
        </draw:frame>
        <draw:custom-shape draw:style-name="gr6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7" draw:text-style-name="P1" draw:layer="layout" svg:width="3.556cm" svg:height="1.27cm" svg:x="0.254cm" svg:y="3.80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47cm" svg:height="0.763cm" svg:x="0.285cm" svg:y="4.058cm">
          <draw:text-box>
            <text:p><text:span text:style-name="T1">Ikarus</text:span></text:p>
          </draw:text-box>
        </draw:frame>
        <draw:frame draw:style-name="gr4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7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94cm" svg:height="0.763cm" svg:x="5.188cm" svg:y="7.474cm">
          <draw:text-box>
            <text:p text:style-name="P2">Barry</text:p>
          </draw:text-box>
        </draw:frame>
        <draw:custom-shape draw:style-name="gr9" draw:text-style-name="P1" draw:layer="layout" svg:width="18.856cm" svg:height="1.27cm" svg:x="9.144cm" svg:y="8.94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0" draw:text-style-name="P1" draw:layer="layout" svg:width="22.92cm" svg:height="1.27cm" svg:x="5.08cm" svg:y="10.6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813cm" svg:height="0.763cm" svg:x="5.08cm" svg:y="10.891cm">
          <draw:text-box>
            <text:p><text:span text:style-name="T1">Widerstand</text:span></text:p>
          </draw:text-box>
        </draw:frame>
        <draw:custom-shape draw:style-name="gr11" draw:text-style-name="P1" draw:layer="layout" svg:width="27.94cm" svg:height="1.27cm" svg:x="0cm" svg:y="12.34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25cm" svg:height="0.763cm" svg:x="0.054cm" svg:y="12.599cm">
          <draw:text-box>
            <text:p><text:span text:style-name="T1">Bundesdienste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3-28T17:58:18</dc:date>
    <meta:editing-duration>PT9M47S</meta:editing-duration>
    <meta:editing-cycles>1</meta:editing-cycles>
    <meta:document-statistic meta:object-count="43"/>
    <meta:generator>LibreOffice/3.5$Linux_x86 LibreOffice_project/350m1$Build-2</meta:generator>
  </office:meta>
</office:document-meta>
</file>